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1.603cm"/>
    </style:style>
    <style:style style:name="co3" style:family="table-column">
      <style:table-column-properties fo:break-before="auto" style:column-width="6.436cm"/>
    </style:style>
    <style:style style:name="co4" style:family="table-column">
      <style:table-column-properties fo:break-before="auto" style:column-width="4.833cm"/>
    </style:style>
    <style:style style:name="co5" style:family="table-column">
      <style:table-column-properties fo:break-before="auto" style:column-width="5.604cm"/>
    </style:style>
    <style:style style:name="co6" style:family="table-column">
      <style:table-column-properties fo:break-before="auto" style:column-width="4.967cm"/>
    </style:style>
    <style:style style:name="ro1" style:family="table-row">
      <style:table-row-properties style:row-height="0.684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justify" fo:margin-left="0cm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</office:automatic-styles>
  <office:body>
    <office:spreadsheet>
      <table:table table:name="Arkusz1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row table:style-name="ro1">
          <table:table-cell/>
          <table:table-cell table:style-name="ce3" office:value-type="string">
            <text:p>set</text:p>
          </table:table-cell>
          <table:table-cell table:style-name="ce3" office:value-type="string">
            <text:p>tuple</text:p>
          </table:table-cell>
          <table:table-cell table:style-name="ce3" office:value-type="string">
            <text:p>list</text:p>
          </table:table-cell>
          <table:table-cell table:style-name="ce3" office:value-type="string">
            <text:p>dict</text:p>
          </table:table-cell>
          <table:table-cell table:style-name="ce3" office:value-type="string">
            <text:p>str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TypeError: unsupported operand type(s) for +: 'set' and 'set'</text:p>
          </table:table-cell>
          <table:table-cell office:value-type="string">
            <text:p>kopia połączonych tupli</text:p>
          </table:table-cell>
          <table:table-cell office:value-type="string">
            <text:p>łączy listy</text:p>
          </table:table-cell>
          <table:table-cell office:value-type="string">
            <text:p>TypeError, unsupported</text:p>
          </table:table-cell>
          <table:table-cell office:value-type="string">
            <text:p>dodaje</text:p>
          </table:table-cell>
        </table:table-row>
        <table:table-row table:style-name="ro1">
          <table:table-cell office:value-type="string">
            <text:p>-</text:p>
          </table:table-cell>
          <table:table-cell office:value-type="string">
            <text:p>A – B</text:p>
          </table:table-cell>
          <table:table-cell office:value-type="string">
            <text:p>TypeError, unsupported</text:p>
          </table:table-cell>
          <table:table-cell office:value-type="string">
            <text:p>TypeError, unsupported</text:p>
          </table:table-cell>
          <table:table-cell office:value-type="string">
            <text:p>TypeError, unsupported</text:p>
          </table:table-cell>
          <table:table-cell office:value-type="string">
            <text:p>TypeError, unsupported</text:p>
          </table:table-cell>
        </table:table-row>
        <table:table-row table:style-name="ro1">
          <table:table-cell office:value-type="string">
            <text:p>|</text:p>
          </table:table-cell>
          <table:table-cell office:value-type="string">
            <text:p>A + B</text:p>
          </table:table-cell>
          <table:table-cell office:value-type="string">
            <text:p>TypeError, unsupported</text:p>
          </table:table-cell>
          <table:table-cell office:value-type="string">
            <text:p>TypeError, unsupported</text:p>
          </table:table-cell>
          <table:table-cell office:value-type="string">
            <text:p>TypeError, unsupported</text:p>
          </table:table-cell>
          <table:table-cell office:value-type="string">
            <text:p>TypeError, unsupported</text:p>
          </table:table-cell>
        </table:table-row>
        <table:table-row table:style-name="ro1">
          <table:table-cell office:value-type="string">
            <text:p>&amp;</text:p>
          </table:table-cell>
          <table:table-cell office:value-type="string">
            <text:p>wspolna wartosc obu setow</text:p>
          </table:table-cell>
          <table:table-cell office:value-type="string">
            <text:p>TypeError, unsupported</text:p>
          </table:table-cell>
          <table:table-cell office:value-type="string">
            <text:p>TypeError, unsupported</text:p>
          </table:table-cell>
          <table:table-cell office:value-type="string">
            <text:p>TypeError, unsupported</text:p>
          </table:table-cell>
          <table:table-cell office:value-type="string">
            <text:p>TypeError, unsupported</text:p>
          </table:table-cell>
        </table:table-row>
        <table:table-row table:style-name="ro2" table:number-rows-repeated="2">
          <table:table-cell table:style-name="ce2"/>
          <table:table-cell table:number-columns-repeated="5"/>
        </table:table-row>
        <table:table-row table:style-name="ro2">
          <table:table-cell table:style-name="ce2"/>
          <table:table-cell table:number-columns-repeated="5"/>
        </table:table-row>
      </table:table>
      <table:table table:name="Arkusz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3">23.08.2020</text:date>, <text:time>13:55:25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3T13:28:47.57</meta:creation-date>
    <dc:date>2020-08-23T13:55:25.75</dc:date>
    <meta:editing-duration>PT11M28S</meta:editing-duration>
    <meta:editing-cycles>1</meta:editing-cycles>
    <meta:document-statistic meta:table-count="3" meta:cell-count="29" meta:object-count="0"/>
    <meta:generator>OpenOffice/4.1.7$Win32 OpenOffice.org_project/417m1$Build-9800</meta:generator>
  </office:meta>
</office:document-meta>
</file>